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lation_matrix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7" table:default-cell-style-name="ce1"/>
        <table:table-column table:style-name="co3" table:number-columns-repeated="2" table:default-cell-style-name="ce1"/>
        <table:table-column table:style-name="co4" table:number-columns-repeated="16365" table:default-cell-style-name="ce1"/>
        <table:table-row table:style-name="ro1">
          <table:table-cell office:value-type="string" table:style-name="ce1">
            <text:p>Signal</text:p>
          </table:table-cell>
          <table:table-cell office:value-type="string" table:style-name="ce1">
            <text:p>Signal 1</text:p>
          </table:table-cell>
          <table:table-cell office:value-type="string" table:style-name="ce1">
            <text:p>Signal 2</text:p>
          </table:table-cell>
          <table:table-cell office:value-type="string" table:style-name="ce1">
            <text:p>Signal 3</text:p>
          </table:table-cell>
          <table:table-cell office:value-type="string" table:style-name="ce1">
            <text:p>Signal 4</text:p>
          </table:table-cell>
          <table:table-cell office:value-type="string" table:style-name="ce1">
            <text:p>Signal 5</text:p>
          </table:table-cell>
          <table:table-cell office:value-type="string" table:style-name="ce1">
            <text:p>Signal 6</text:p>
          </table:table-cell>
          <table:table-cell office:value-type="string" table:style-name="ce1">
            <text:p>Signal 7</text:p>
          </table:table-cell>
          <table:table-cell office:value-type="string" table:style-name="ce1">
            <text:p>Signal 8</text:p>
          </table:table-cell>
          <table:table-cell office:value-type="string" table:style-name="ce1">
            <text:p>Signal 9</text:p>
          </table:table-cell>
          <table:table-cell office:value-type="string" table:style-name="ce1">
            <text:p>Signal 10</text:p>
          </table:table-cell>
          <table:table-cell office:value-type="string" table:style-name="ce1">
            <text:p>Signal 11</text:p>
          </table:table-cell>
          <table:table-cell office:value-type="string" table:style-name="ce1">
            <text:p>Signal 12</text:p>
          </table:table-cell>
          <table:table-cell office:value-type="string" table:style-name="ce1">
            <text:p>Signal 13</text:p>
          </table:table-cell>
          <table:table-cell office:value-type="string" table:style-name="ce1">
            <text:p>Signal 14</text:p>
          </table:table-cell>
          <table:table-cell office:value-type="string" table:style-name="ce1">
            <text:p>Signal 15</text:p>
          </table:table-cell>
          <table:table-cell office:value-type="string" table:style-name="ce1">
            <text:p>Signal 16</text:p>
          </table:table-cell>
          <table:table-cell office:value-type="string" table:style-name="ce1">
            <text:p>Signal 17</text:p>
          </table:table-cell>
          <table:table-cell office:value-type="string" table:style-name="ce1">
            <text:p>Signal 1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</text:p>
          </table:table-cell>
          <table:table-cell office:value-type="float" office:value="1" table:style-name="ce2">
            <text:p>1</text:p>
          </table:table-cell>
          <table:table-cell office:value-type="float" office:value="-1.1900000000000001E-2" table:style-name="ce2">
            <text:p>-0,0119</text:p>
          </table:table-cell>
          <table:table-cell office:value-type="float" office:value="4.5400000000000003E-2" table:style-name="ce2">
            <text:p>0,0454</text:p>
          </table:table-cell>
          <table:table-cell office:value-type="float" office:value="0.12570000000000001" table:style-name="ce2">
            <text:p>0,1257</text:p>
          </table:table-cell>
          <table:table-cell office:value-type="float" office:value="2.53E-2" table:style-name="ce2">
            <text:p>0,0253</text:p>
          </table:table-cell>
          <table:table-cell office:value-type="float" office:value="-5.0099999999999999E-2" table:style-name="ce2">
            <text:p>-0,0501</text:p>
          </table:table-cell>
          <table:table-cell office:value-type="float" office:value="7.2300000000000003E-2" table:style-name="ce2">
            <text:p>0,0723</text:p>
          </table:table-cell>
          <table:table-cell office:value-type="float" office:value="-8.6499999999999994E-2" table:style-name="ce2">
            <text:p>-0,0865</text:p>
          </table:table-cell>
          <table:table-cell office:value-type="float" office:value="-4.0899999999999999E-2" table:style-name="ce2">
            <text:p>-0,0409</text:p>
          </table:table-cell>
          <table:table-cell office:value-type="float" office:value="1.9400000000000001E-2" table:style-name="ce2">
            <text:p>0,0194</text:p>
          </table:table-cell>
          <table:table-cell office:value-type="float" office:value="-5.2400000000000002E-2" table:style-name="ce2">
            <text:p>-0,0524</text:p>
          </table:table-cell>
          <table:table-cell office:value-type="float" office:value="-3.6499999999999998E-2" table:style-name="ce2">
            <text:p>-0,0365</text:p>
          </table:table-cell>
          <table:table-cell office:value-type="float" office:value="1.4500000000000001E-2" table:style-name="ce2">
            <text:p>0,0145</text:p>
          </table:table-cell>
          <table:table-cell office:value-type="float" office:value="1.4500000000000001E-2" table:style-name="ce2">
            <text:p>0,0145</text:p>
          </table:table-cell>
          <table:table-cell office:value-type="float" office:value="1.8800000000000001E-2" table:style-name="ce2">
            <text:p>0,0188</text:p>
          </table:table-cell>
          <table:table-cell office:value-type="float" office:value="3.8899999999999997E-2" table:style-name="ce2">
            <text:p>0,0389</text:p>
          </table:table-cell>
          <table:table-cell office:value-type="float" office:value="4.3299999999999998E-2" table:style-name="ce2">
            <text:p>0,0433</text:p>
          </table:table-cell>
          <table:table-cell office:value-type="float" office:value="1.41E-2" table:style-name="ce2">
            <text:p>0,014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2</text:p>
          </table:table-cell>
          <table:table-cell office:value-type="float" office:value="-1.1900000000000001E-2" table:style-name="ce2">
            <text:p>-0,0119</text:p>
          </table:table-cell>
          <table:table-cell office:value-type="float" office:value="1" table:style-name="ce2">
            <text:p>1</text:p>
          </table:table-cell>
          <table:table-cell office:value-type="float" office:value="-1.66E-2" table:style-name="ce2">
            <text:p>-0,0166</text:p>
          </table:table-cell>
          <table:table-cell office:value-type="float" office:value="9.1000000000000004E-3" table:style-name="ce2">
            <text:p>0,0091</text:p>
          </table:table-cell>
          <table:table-cell office:value-type="float" office:value="0.1043" table:style-name="ce2">
            <text:p>0,1043</text:p>
          </table:table-cell>
          <table:table-cell office:value-type="float" office:value="5.28E-2" table:style-name="ce2">
            <text:p>0,0528</text:p>
          </table:table-cell>
          <table:table-cell office:value-type="float" office:value="-1.24E-2" table:style-name="ce2">
            <text:p>-0,0124</text:p>
          </table:table-cell>
          <table:table-cell office:value-type="float" office:value="1.2999999999999999E-3" table:style-name="ce2">
            <text:p>0,0013</text:p>
          </table:table-cell>
          <table:table-cell office:value-type="float" office:value="6.9000000000000006E-2" table:style-name="ce2">
            <text:p>0,069</text:p>
          </table:table-cell>
          <table:table-cell office:value-type="float" office:value="1.2500000000000001E-2" table:style-name="ce2">
            <text:p>0,0125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1.5299999999999999E-2" table:style-name="ce2">
            <text:p>0,0153</text:p>
          </table:table-cell>
          <table:table-cell office:value-type="float" office:value="1.5299999999999999E-2" table:style-name="ce2">
            <text:p>0,0153</text:p>
          </table:table-cell>
          <table:table-cell office:value-type="float" office:value="5.1999999999999998E-3" table:style-name="ce2">
            <text:p>0,0052</text:p>
          </table:table-cell>
          <table:table-cell office:value-type="float" office:value="-7.2900000000000006E-2" table:style-name="ce2">
            <text:p>-0,0729</text:p>
          </table:table-cell>
          <table:table-cell office:value-type="float" office:value="1.35E-2" table:style-name="ce2">
            <text:p>0,0135</text:p>
          </table:table-cell>
          <table:table-cell office:value-type="float" office:value="1.2800000000000001E-2" table:style-name="ce2">
            <text:p>0,012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3</text:p>
          </table:table-cell>
          <table:table-cell office:value-type="float" office:value="4.5400000000000003E-2" table:style-name="ce2">
            <text:p>0,0454</text:p>
          </table:table-cell>
          <table:table-cell office:value-type="float" office:value="-1.66E-2" table:style-name="ce2">
            <text:p>-0,0166</text:p>
          </table:table-cell>
          <table:table-cell office:value-type="float" office:value="1" table:style-name="ce2">
            <text:p>1</text:p>
          </table:table-cell>
          <table:table-cell office:value-type="float" office:value="-1.46E-2" table:style-name="ce2">
            <text:p>-0,0146</text:p>
          </table:table-cell>
          <table:table-cell office:value-type="float" office:value="-2.76E-2" table:style-name="ce2">
            <text:p>-0,0276</text:p>
          </table:table-cell>
          <table:table-cell office:value-type="float" office:value="-7.7999999999999996E-3" table:style-name="ce2">
            <text:p>-0,0078</text:p>
          </table:table-cell>
          <table:table-cell office:value-type="float" office:value="7.9899999999999999E-2" table:style-name="ce2">
            <text:p>0,0799</text:p>
          </table:table-cell>
          <table:table-cell office:value-type="float" office:value="2.1299999999999999E-2" table:style-name="ce2">
            <text:p>0,0213</text:p>
          </table:table-cell>
          <table:table-cell office:value-type="float" office:value="8.0000000000000002E-3" table:style-name="ce2">
            <text:p>0,008</text:p>
          </table:table-cell>
          <table:table-cell office:value-type="float" office:value="-3.1199999999999999E-2" table:style-name="ce2">
            <text:p>-0,0312</text:p>
          </table:table-cell>
          <table:table-cell office:value-type="float" office:value="-2.76E-2" table:style-name="ce2">
            <text:p>-0,0276</text:p>
          </table:table-cell>
          <table:table-cell office:value-type="float" office:value="1.4E-2" table:style-name="ce2">
            <text:p>0,014</text:p>
          </table:table-cell>
          <table:table-cell office:value-type="float" office:value="-2.0400000000000001E-2" table:style-name="ce2">
            <text:p>-0,0204</text:p>
          </table:table-cell>
          <table:table-cell office:value-type="float" office:value="-2.0400000000000001E-2" table:style-name="ce2">
            <text:p>-0,0204</text:p>
          </table:table-cell>
          <table:table-cell office:value-type="float" office:value="-5.8999999999999999E-3" table:style-name="ce2">
            <text:p>-0,0059</text:p>
          </table:table-cell>
          <table:table-cell office:value-type="float" office:value="-1.5299999999999999E-2" table:style-name="ce2">
            <text:p>-0,0153</text:p>
          </table:table-cell>
          <table:table-cell office:value-type="float" office:value="6.9999999999999999E-4" table:style-name="ce2">
            <text:p>0,0007</text:p>
          </table:table-cell>
          <table:table-cell office:value-type="float" office:value="2.1999999999999999E-2" table:style-name="ce2">
            <text:p>0,02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4</text:p>
          </table:table-cell>
          <table:table-cell office:value-type="float" office:value="0.12570000000000001" table:style-name="ce2">
            <text:p>0,1257</text:p>
          </table:table-cell>
          <table:table-cell office:value-type="float" office:value="9.1000000000000004E-3" table:style-name="ce2">
            <text:p>0,0091</text:p>
          </table:table-cell>
          <table:table-cell office:value-type="float" office:value="-1.46E-2" table:style-name="ce2">
            <text:p>-0,0146</text:p>
          </table:table-cell>
          <table:table-cell office:value-type="float" office:value="1" table:style-name="ce2">
            <text:p>1</text:p>
          </table:table-cell>
          <table:table-cell office:value-type="float" office:value="6.6400000000000001E-2" table:style-name="ce2">
            <text:p>0,0664</text:p>
          </table:table-cell>
          <table:table-cell office:value-type="float" office:value="-2.81E-2" table:style-name="ce2">
            <text:p>-0,0281</text:p>
          </table:table-cell>
          <table:table-cell office:value-type="float" office:value="0.1038" table:style-name="ce2">
            <text:p>0,1038</text:p>
          </table:table-cell>
          <table:table-cell office:value-type="float" office:value="2.0299999999999999E-2" table:style-name="ce2">
            <text:p>0,0203</text:p>
          </table:table-cell>
          <table:table-cell office:value-type="float" office:value="-5.1799999999999999E-2" table:style-name="ce2">
            <text:p>-0,0518</text:p>
          </table:table-cell>
          <table:table-cell office:value-type="float" office:value="2.92E-2" table:style-name="ce2">
            <text:p>0,0292</text:p>
          </table:table-cell>
          <table:table-cell office:value-type="float" office:value="-4.7699999999999999E-2" table:style-name="ce2">
            <text:p>-0,0477</text:p>
          </table:table-cell>
          <table:table-cell office:value-type="float" office:value="-6.4799999999999996E-2" table:style-name="ce2">
            <text:p>-0,0648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0.16370000000000001" table:style-name="ce2">
            <text:p>0,1637</text:p>
          </table:table-cell>
          <table:table-cell office:value-type="float" office:value="5.0099999999999999E-2" table:style-name="ce2">
            <text:p>0,0501</text:p>
          </table:table-cell>
          <table:table-cell office:value-type="float" office:value="5.1900000000000002E-2" table:style-name="ce2">
            <text:p>0,0519</text:p>
          </table:table-cell>
          <table:table-cell office:value-type="float" office:value="2.7099999999999999E-2" table:style-name="ce2">
            <text:p>0,027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5</text:p>
          </table:table-cell>
          <table:table-cell office:value-type="float" office:value="2.53E-2" table:style-name="ce2">
            <text:p>0,0253</text:p>
          </table:table-cell>
          <table:table-cell office:value-type="float" office:value="0.1043" table:style-name="ce2">
            <text:p>0,1043</text:p>
          </table:table-cell>
          <table:table-cell office:value-type="float" office:value="-2.76E-2" table:style-name="ce2">
            <text:p>-0,0276</text:p>
          </table:table-cell>
          <table:table-cell office:value-type="float" office:value="6.6400000000000001E-2" table:style-name="ce2">
            <text:p>0,0664</text:p>
          </table:table-cell>
          <table:table-cell office:value-type="float" office:value="1" table:style-name="ce2">
            <text:p>1</text:p>
          </table:table-cell>
          <table:table-cell office:value-type="float" office:value="-1.0699999999999999E-2" table:style-name="ce2">
            <text:p>-0,0107</text:p>
          </table:table-cell>
          <table:table-cell office:value-type="float" office:value="4.1399999999999999E-2" table:style-name="ce2">
            <text:p>0,0414</text:p>
          </table:table-cell>
          <table:table-cell office:value-type="float" office:value="-5.0000000000000001E-3" table:style-name="ce2">
            <text:p>-0,005</text:p>
          </table:table-cell>
          <table:table-cell office:value-type="float" office:value="-8.6699999999999999E-2" table:style-name="ce2">
            <text:p>-0,0867</text:p>
          </table:table-cell>
          <table:table-cell office:value-type="float" office:value="3.8199999999999998E-2" table:style-name="ce2">
            <text:p>0,0382</text:p>
          </table:table-cell>
          <table:table-cell office:value-type="float" office:value="3.6600000000000001E-2" table:style-name="ce2">
            <text:p>0,0366</text:p>
          </table:table-cell>
          <table:table-cell office:value-type="float" office:value="-1.26E-2" table:style-name="ce2">
            <text:p>-0,0126</text:p>
          </table:table-cell>
          <table:table-cell office:value-type="float" office:value="-5.1499999999999997E-2" table:style-name="ce2">
            <text:p>-0,0515</text:p>
          </table:table-cell>
          <table:table-cell office:value-type="float" office:value="-5.1499999999999997E-2" table:style-name="ce2">
            <text:p>-0,0515</text:p>
          </table:table-cell>
          <table:table-cell office:value-type="float" office:value="2.5999999999999999E-3" table:style-name="ce2">
            <text:p>0,0026</text:p>
          </table:table-cell>
          <table:table-cell office:value-type="float" office:value="-2.5000000000000001E-2" table:style-name="ce2">
            <text:p>-0,025</text:p>
          </table:table-cell>
          <table:table-cell office:value-type="float" office:value="-2.9700000000000001E-2" table:style-name="ce2">
            <text:p>-0,0297</text:p>
          </table:table-cell>
          <table:table-cell office:value-type="float" office:value="4.82E-2" table:style-name="ce2">
            <text:p>0,048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6</text:p>
          </table:table-cell>
          <table:table-cell office:value-type="float" office:value="-5.0099999999999999E-2" table:style-name="ce2">
            <text:p>-0,0501</text:p>
          </table:table-cell>
          <table:table-cell office:value-type="float" office:value="5.28E-2" table:style-name="ce2">
            <text:p>0,0528</text:p>
          </table:table-cell>
          <table:table-cell office:value-type="float" office:value="-7.7999999999999996E-3" table:style-name="ce2">
            <text:p>-0,0078</text:p>
          </table:table-cell>
          <table:table-cell office:value-type="float" office:value="-2.81E-2" table:style-name="ce2">
            <text:p>-0,0281</text:p>
          </table:table-cell>
          <table:table-cell office:value-type="float" office:value="-1.0699999999999999E-2" table:style-name="ce2">
            <text:p>-0,0107</text:p>
          </table:table-cell>
          <table:table-cell office:value-type="float" office:value="1" table:style-name="ce2">
            <text:p>1</text:p>
          </table:table-cell>
          <table:table-cell office:value-type="float" office:value="6.4999999999999997E-3" table:style-name="ce2">
            <text:p>0,0065</text:p>
          </table:table-cell>
          <table:table-cell office:value-type="float" office:value="-2.5100000000000001E-2" table:style-name="ce2">
            <text:p>-0,0251</text:p>
          </table:table-cell>
          <table:table-cell office:value-type="float" office:value="-1.9599999999999999E-2" table:style-name="ce2">
            <text:p>-0,0196</text:p>
          </table:table-cell>
          <table:table-cell office:value-type="float" office:value="4.9099999999999998E-2" table:style-name="ce2">
            <text:p>0,0491</text:p>
          </table:table-cell>
          <table:table-cell office:value-type="float" office:value="-0.1024" table:style-name="ce2">
            <text:p>-0,1024</text:p>
          </table:table-cell>
          <table:table-cell office:value-type="float" office:value="1.01E-2" table:style-name="ce2">
            <text:p>0,0101</text:p>
          </table:table-cell>
          <table:table-cell office:value-type="float" office:value="-0.10059999999999999" table:style-name="ce2">
            <text:p>-0,1006</text:p>
          </table:table-cell>
          <table:table-cell office:value-type="float" office:value="-0.10059999999999999" table:style-name="ce2">
            <text:p>-0,1006</text:p>
          </table:table-cell>
          <table:table-cell office:value-type="float" office:value="-8.7400000000000005E-2" table:style-name="ce2">
            <text:p>-0,0874</text:p>
          </table:table-cell>
          <table:table-cell office:value-type="float" office:value="-9.06E-2" table:style-name="ce2">
            <text:p>-0,0906</text:p>
          </table:table-cell>
          <table:table-cell office:value-type="float" office:value="-3.5999999999999999E-3" table:style-name="ce2">
            <text:p>-0,0036</text:p>
          </table:table-cell>
          <table:table-cell office:value-type="float" office:value="-6.7100000000000007E-2" table:style-name="ce2">
            <text:p>-0,067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7</text:p>
          </table:table-cell>
          <table:table-cell office:value-type="float" office:value="7.2300000000000003E-2" table:style-name="ce2">
            <text:p>0,0723</text:p>
          </table:table-cell>
          <table:table-cell office:value-type="float" office:value="-1.24E-2" table:style-name="ce2">
            <text:p>-0,0124</text:p>
          </table:table-cell>
          <table:table-cell office:value-type="float" office:value="7.9899999999999999E-2" table:style-name="ce2">
            <text:p>0,0799</text:p>
          </table:table-cell>
          <table:table-cell office:value-type="float" office:value="0.1038" table:style-name="ce2">
            <text:p>0,1038</text:p>
          </table:table-cell>
          <table:table-cell office:value-type="float" office:value="4.1399999999999999E-2" table:style-name="ce2">
            <text:p>0,0414</text:p>
          </table:table-cell>
          <table:table-cell office:value-type="float" office:value="6.4999999999999997E-3" table:style-name="ce2">
            <text:p>0,0065</text:p>
          </table:table-cell>
          <table:table-cell office:value-type="float" office:value="1" table:style-name="ce2">
            <text:p>1</text:p>
          </table:table-cell>
          <table:table-cell office:value-type="float" office:value="-4.6300000000000001E-2" table:style-name="ce2">
            <text:p>-0,0463</text:p>
          </table:table-cell>
          <table:table-cell office:value-type="float" office:value="6.9999999999999999E-4" table:style-name="ce2">
            <text:p>0,0007</text:p>
          </table:table-cell>
          <table:table-cell office:value-type="float" office:value="0.14149999999999999" table:style-name="ce2">
            <text:p>0,1415</text:p>
          </table:table-cell>
          <table:table-cell office:value-type="float" office:value="-7.9399999999999998E-2" table:style-name="ce2">
            <text:p>-0,0794</text:p>
          </table:table-cell>
          <table:table-cell office:value-type="float" office:value="1.7399999999999999E-2" table:style-name="ce2">
            <text:p>0,0174</text:p>
          </table:table-cell>
          <table:table-cell office:value-type="float" office:value="6.4000000000000003E-3" table:style-name="ce2">
            <text:p>0,0064</text:p>
          </table:table-cell>
          <table:table-cell office:value-type="float" office:value="6.4000000000000003E-3" table:style-name="ce2">
            <text:p>0,0064</text:p>
          </table:table-cell>
          <table:table-cell office:value-type="float" office:value="2.4299999999999999E-2" table:style-name="ce2">
            <text:p>0,0243</text:p>
          </table:table-cell>
          <table:table-cell office:value-type="float" office:value="-9.4999999999999998E-3" table:style-name="ce2">
            <text:p>-0,0095</text:p>
          </table:table-cell>
          <table:table-cell office:value-type="float" office:value="3.2000000000000002E-3" table:style-name="ce2">
            <text:p>0,0032</text:p>
          </table:table-cell>
          <table:table-cell office:value-type="float" office:value="2.47E-2" table:style-name="ce2">
            <text:p>0,024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8</text:p>
          </table:table-cell>
          <table:table-cell office:value-type="float" office:value="-8.6499999999999994E-2" table:style-name="ce2">
            <text:p>-0,0865</text:p>
          </table:table-cell>
          <table:table-cell office:value-type="float" office:value="1.2999999999999999E-3" table:style-name="ce2">
            <text:p>0,0013</text:p>
          </table:table-cell>
          <table:table-cell office:value-type="float" office:value="2.1299999999999999E-2" table:style-name="ce2">
            <text:p>0,0213</text:p>
          </table:table-cell>
          <table:table-cell office:value-type="float" office:value="2.0299999999999999E-2" table:style-name="ce2">
            <text:p>0,0203</text:p>
          </table:table-cell>
          <table:table-cell office:value-type="float" office:value="-5.0000000000000001E-3" table:style-name="ce2">
            <text:p>-0,005</text:p>
          </table:table-cell>
          <table:table-cell office:value-type="float" office:value="-2.5100000000000001E-2" table:style-name="ce2">
            <text:p>-0,0251</text:p>
          </table:table-cell>
          <table:table-cell office:value-type="float" office:value="-4.6300000000000001E-2" table:style-name="ce2">
            <text:p>-0,0463</text:p>
          </table:table-cell>
          <table:table-cell office:value-type="float" office:value="1" table:style-name="ce2">
            <text:p>1</text:p>
          </table:table-cell>
          <table:table-cell office:value-type="float" office:value="-9.4999999999999998E-3" table:style-name="ce2">
            <text:p>-0,0095</text:p>
          </table:table-cell>
          <table:table-cell office:value-type="float" office:value="2.29E-2" table:style-name="ce2">
            <text:p>0,0229</text:p>
          </table:table-cell>
          <table:table-cell office:value-type="float" office:value="-7.8299999999999995E-2" table:style-name="ce2">
            <text:p>-0,0783</text:p>
          </table:table-cell>
          <table:table-cell office:value-type="float" office:value="4.0599999999999997E-2" table:style-name="ce2">
            <text:p>0,0406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0.1111" table:style-name="ce2">
            <text:p>0,1111</text:p>
          </table:table-cell>
          <table:table-cell office:value-type="float" office:value="1.5900000000000001E-2" table:style-name="ce2">
            <text:p>0,0159</text:p>
          </table:table-cell>
          <table:table-cell office:value-type="float" office:value="1.0200000000000001E-2" table:style-name="ce2">
            <text:p>0,0102</text:p>
          </table:table-cell>
          <table:table-cell office:value-type="float" office:value="5.6300000000000003E-2" table:style-name="ce2">
            <text:p>0,056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9</text:p>
          </table:table-cell>
          <table:table-cell office:value-type="float" office:value="-4.0899999999999999E-2" table:style-name="ce2">
            <text:p>-0,0409</text:p>
          </table:table-cell>
          <table:table-cell office:value-type="float" office:value="6.9000000000000006E-2" table:style-name="ce2">
            <text:p>0,069</text:p>
          </table:table-cell>
          <table:table-cell office:value-type="float" office:value="8.0000000000000002E-3" table:style-name="ce2">
            <text:p>0,008</text:p>
          </table:table-cell>
          <table:table-cell office:value-type="float" office:value="-5.1799999999999999E-2" table:style-name="ce2">
            <text:p>-0,0518</text:p>
          </table:table-cell>
          <table:table-cell office:value-type="float" office:value="-8.6699999999999999E-2" table:style-name="ce2">
            <text:p>-0,0867</text:p>
          </table:table-cell>
          <table:table-cell office:value-type="float" office:value="-1.9599999999999999E-2" table:style-name="ce2">
            <text:p>-0,0196</text:p>
          </table:table-cell>
          <table:table-cell office:value-type="float" office:value="6.9999999999999999E-4" table:style-name="ce2">
            <text:p>0,0007</text:p>
          </table:table-cell>
          <table:table-cell office:value-type="float" office:value="-9.4999999999999998E-3" table:style-name="ce2">
            <text:p>-0,0095</text:p>
          </table:table-cell>
          <table:table-cell office:value-type="float" office:value="1" table:style-name="ce2">
            <text:p>1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5.79E-2" table:style-name="ce2">
            <text:p>0,0579</text:p>
          </table:table-cell>
          <table:table-cell office:value-type="float" office:value="1.7999999999999999E-2" table:style-name="ce2">
            <text:p>0,018</text:p>
          </table:table-cell>
          <table:table-cell office:value-type="float" office:value="-7.3000000000000001E-3" table:style-name="ce2">
            <text:p>-0,0073</text:p>
          </table:table-cell>
          <table:table-cell office:value-type="float" office:value="-7.3000000000000001E-3" table:style-name="ce2">
            <text:p>-0,0073</text:p>
          </table:table-cell>
          <table:table-cell office:value-type="float" office:value="5.9299999999999999E-2" table:style-name="ce2">
            <text:p>0,0593</text:p>
          </table:table-cell>
          <table:table-cell office:value-type="float" office:value="4.4600000000000001E-2" table:style-name="ce2">
            <text:p>0,0446</text:p>
          </table:table-cell>
          <table:table-cell office:value-type="float" office:value="3.8600000000000002E-2" table:style-name="ce2">
            <text:p>0,0386</text:p>
          </table:table-cell>
          <table:table-cell office:value-type="float" office:value="-2.0000000000000001E-4" table:style-name="ce2">
            <text:p>-0,000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0</text:p>
          </table:table-cell>
          <table:table-cell office:value-type="float" office:value="1.9400000000000001E-2" table:style-name="ce2">
            <text:p>0,0194</text:p>
          </table:table-cell>
          <table:table-cell office:value-type="float" office:value="1.2500000000000001E-2" table:style-name="ce2">
            <text:p>0,0125</text:p>
          </table:table-cell>
          <table:table-cell office:value-type="float" office:value="-3.1199999999999999E-2" table:style-name="ce2">
            <text:p>-0,0312</text:p>
          </table:table-cell>
          <table:table-cell office:value-type="float" office:value="2.92E-2" table:style-name="ce2">
            <text:p>0,0292</text:p>
          </table:table-cell>
          <table:table-cell office:value-type="float" office:value="3.8199999999999998E-2" table:style-name="ce2">
            <text:p>0,0382</text:p>
          </table:table-cell>
          <table:table-cell office:value-type="float" office:value="4.9099999999999998E-2" table:style-name="ce2">
            <text:p>0,0491</text:p>
          </table:table-cell>
          <table:table-cell office:value-type="float" office:value="0.14149999999999999" table:style-name="ce2">
            <text:p>0,1415</text:p>
          </table:table-cell>
          <table:table-cell office:value-type="float" office:value="2.29E-2" table:style-name="ce2">
            <text:p>0,0229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1" table:style-name="ce2">
            <text:p>1</text:p>
          </table:table-cell>
          <table:table-cell office:value-type="float" office:value="-0.10199999999999999" table:style-name="ce2">
            <text:p>-0,102</text:p>
          </table:table-cell>
          <table:table-cell office:value-type="float" office:value="1.11E-2" table:style-name="ce2">
            <text:p>0,0111</text:p>
          </table:table-cell>
          <table:table-cell office:value-type="float" office:value="-0.11550000000000001" table:style-name="ce2">
            <text:p>-0,1155</text:p>
          </table:table-cell>
          <table:table-cell office:value-type="float" office:value="-0.11550000000000001" table:style-name="ce2">
            <text:p>-0,1155</text:p>
          </table:table-cell>
          <table:table-cell office:value-type="float" office:value="-2.8400000000000002E-2" table:style-name="ce2">
            <text:p>-0,0284</text:p>
          </table:table-cell>
          <table:table-cell office:value-type="float" office:value="-3.3E-3" table:style-name="ce2">
            <text:p>-0,0033</text:p>
          </table:table-cell>
          <table:table-cell office:value-type="float" office:value="-1.04E-2" table:style-name="ce2">
            <text:p>-0,0104</text:p>
          </table:table-cell>
          <table:table-cell office:value-type="float" office:value="3.09E-2" table:style-name="ce2">
            <text:p>0,030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1</text:p>
          </table:table-cell>
          <table:table-cell office:value-type="float" office:value="-5.2400000000000002E-2" table:style-name="ce2">
            <text:p>-0,0524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-2.76E-2" table:style-name="ce2">
            <text:p>-0,0276</text:p>
          </table:table-cell>
          <table:table-cell office:value-type="float" office:value="-4.7699999999999999E-2" table:style-name="ce2">
            <text:p>-0,0477</text:p>
          </table:table-cell>
          <table:table-cell office:value-type="float" office:value="3.6600000000000001E-2" table:style-name="ce2">
            <text:p>0,0366</text:p>
          </table:table-cell>
          <table:table-cell office:value-type="float" office:value="-0.1024" table:style-name="ce2">
            <text:p>-0,1024</text:p>
          </table:table-cell>
          <table:table-cell office:value-type="float" office:value="-7.9399999999999998E-2" table:style-name="ce2">
            <text:p>-0,0794</text:p>
          </table:table-cell>
          <table:table-cell office:value-type="float" office:value="-7.8299999999999995E-2" table:style-name="ce2">
            <text:p>-0,0783</text:p>
          </table:table-cell>
          <table:table-cell office:value-type="float" office:value="5.79E-2" table:style-name="ce2">
            <text:p>0,0579</text:p>
          </table:table-cell>
          <table:table-cell office:value-type="float" office:value="-0.10199999999999999" table:style-name="ce2">
            <text:p>-0,102</text:p>
          </table:table-cell>
          <table:table-cell office:value-type="float" office:value="1" table:style-name="ce2">
            <text:p>1</text:p>
          </table:table-cell>
          <table:table-cell office:value-type="float" office:value="-3.39E-2" table:style-name="ce2">
            <text:p>-0,0339</text:p>
          </table:table-cell>
          <table:table-cell office:value-type="float" office:value="-6.7699999999999996E-2" table:style-name="ce2">
            <text:p>-0,0677</text:p>
          </table:table-cell>
          <table:table-cell office:value-type="float" office:value="-6.7699999999999996E-2" table:style-name="ce2">
            <text:p>-0,0677</text:p>
          </table:table-cell>
          <table:table-cell office:value-type="float" office:value="9.4999999999999998E-3" table:style-name="ce2">
            <text:p>0,0095</text:p>
          </table:table-cell>
          <table:table-cell office:value-type="float" office:value="-1.32E-2" table:style-name="ce2">
            <text:p>-0,0132</text:p>
          </table:table-cell>
          <table:table-cell office:value-type="float" office:value="-7.3300000000000004E-2" table:style-name="ce2">
            <text:p>-0,0733</text:p>
          </table:table-cell>
          <table:table-cell office:value-type="float" office:value="-2.41E-2" table:style-name="ce2">
            <text:p>-0,024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2</text:p>
          </table:table-cell>
          <table:table-cell office:value-type="float" office:value="-3.6499999999999998E-2" table:style-name="ce2">
            <text:p>-0,0365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1.4E-2" table:style-name="ce2">
            <text:p>0,014</text:p>
          </table:table-cell>
          <table:table-cell office:value-type="float" office:value="-6.4799999999999996E-2" table:style-name="ce2">
            <text:p>-0,0648</text:p>
          </table:table-cell>
          <table:table-cell office:value-type="float" office:value="-1.26E-2" table:style-name="ce2">
            <text:p>-0,0126</text:p>
          </table:table-cell>
          <table:table-cell office:value-type="float" office:value="1.01E-2" table:style-name="ce2">
            <text:p>0,0101</text:p>
          </table:table-cell>
          <table:table-cell office:value-type="float" office:value="1.7399999999999999E-2" table:style-name="ce2">
            <text:p>0,0174</text:p>
          </table:table-cell>
          <table:table-cell office:value-type="float" office:value="4.0599999999999997E-2" table:style-name="ce2">
            <text:p>0,0406</text:p>
          </table:table-cell>
          <table:table-cell office:value-type="float" office:value="1.7999999999999999E-2" table:style-name="ce2">
            <text:p>0,018</text:p>
          </table:table-cell>
          <table:table-cell office:value-type="float" office:value="1.11E-2" table:style-name="ce2">
            <text:p>0,0111</text:p>
          </table:table-cell>
          <table:table-cell office:value-type="float" office:value="-3.39E-2" table:style-name="ce2">
            <text:p>-0,0339</text:p>
          </table:table-cell>
          <table:table-cell office:value-type="float" office:value="1" table:style-name="ce2">
            <text:p>1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-0.1082" table:style-name="ce2">
            <text:p>-0,1082</text:p>
          </table:table-cell>
          <table:table-cell office:value-type="float" office:value="1.7500000000000002E-2" table:style-name="ce2">
            <text:p>0,0175</text:p>
          </table:table-cell>
          <table:table-cell office:value-type="float" office:value="-2.5499999999999998E-2" table:style-name="ce2">
            <text:p>-0,0255</text:p>
          </table:table-cell>
          <table:table-cell office:value-type="float" office:value="-2.7900000000000001E-2" table:style-name="ce2">
            <text:p>-0,027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3</text:p>
          </table:table-cell>
          <table:table-cell office:value-type="float" office:value="1.4500000000000001E-2" table:style-name="ce2">
            <text:p>0,0145</text:p>
          </table:table-cell>
          <table:table-cell office:value-type="float" office:value="1.5299999999999999E-2" table:style-name="ce2">
            <text:p>0,0153</text:p>
          </table:table-cell>
          <table:table-cell office:value-type="float" office:value="-2.0400000000000001E-2" table:style-name="ce2">
            <text:p>-0,0204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-5.1499999999999997E-2" table:style-name="ce2">
            <text:p>-0,0515</text:p>
          </table:table-cell>
          <table:table-cell office:value-type="float" office:value="-0.10059999999999999" table:style-name="ce2">
            <text:p>-0,1006</text:p>
          </table:table-cell>
          <table:table-cell office:value-type="float" office:value="6.4000000000000003E-3" table:style-name="ce2">
            <text:p>0,0064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-7.3000000000000001E-3" table:style-name="ce2">
            <text:p>-0,0073</text:p>
          </table:table-cell>
          <table:table-cell office:value-type="float" office:value="-0.11550000000000001" table:style-name="ce2">
            <text:p>-0,1155</text:p>
          </table:table-cell>
          <table:table-cell office:value-type="float" office:value="-6.7699999999999996E-2" table:style-name="ce2">
            <text:p>-0,0677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.4000000000000003E-3" table:style-name="ce2">
            <text:p>0,0074</text:p>
          </table:table-cell>
          <table:table-cell office:value-type="float" office:value="1.4200000000000001E-2" table:style-name="ce2">
            <text:p>0,0142</text:p>
          </table:table-cell>
          <table:table-cell office:value-type="float" office:value="-6.08E-2" table:style-name="ce2">
            <text:p>-0,0608</text:p>
          </table:table-cell>
          <table:table-cell office:value-type="float" office:value="-4.2599999999999999E-2" table:style-name="ce2">
            <text:p>-0,042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4</text:p>
          </table:table-cell>
          <table:table-cell office:value-type="float" office:value="1.4500000000000001E-2" table:style-name="ce2">
            <text:p>0,0145</text:p>
          </table:table-cell>
          <table:table-cell office:value-type="float" office:value="1.5299999999999999E-2" table:style-name="ce2">
            <text:p>0,0153</text:p>
          </table:table-cell>
          <table:table-cell office:value-type="float" office:value="-2.0400000000000001E-2" table:style-name="ce2">
            <text:p>-0,0204</text:p>
          </table:table-cell>
          <table:table-cell office:value-type="float" office:value="2.5000000000000001E-2" table:style-name="ce2">
            <text:p>0,025</text:p>
          </table:table-cell>
          <table:table-cell office:value-type="float" office:value="-5.1499999999999997E-2" table:style-name="ce2">
            <text:p>-0,0515</text:p>
          </table:table-cell>
          <table:table-cell office:value-type="float" office:value="-0.10059999999999999" table:style-name="ce2">
            <text:p>-0,1006</text:p>
          </table:table-cell>
          <table:table-cell office:value-type="float" office:value="6.4000000000000003E-3" table:style-name="ce2">
            <text:p>0,0064</text:p>
          </table:table-cell>
          <table:table-cell office:value-type="float" office:value="-8.9999999999999993E-3" table:style-name="ce2">
            <text:p>-0,009</text:p>
          </table:table-cell>
          <table:table-cell office:value-type="float" office:value="-7.3000000000000001E-3" table:style-name="ce2">
            <text:p>-0,0073</text:p>
          </table:table-cell>
          <table:table-cell office:value-type="float" office:value="-0.11550000000000001" table:style-name="ce2">
            <text:p>-0,1155</text:p>
          </table:table-cell>
          <table:table-cell office:value-type="float" office:value="-6.7699999999999996E-2" table:style-name="ce2">
            <text:p>-0,0677</text:p>
          </table:table-cell>
          <table:table-cell office:value-type="float" office:value="9.5999999999999992E-3" table:style-name="ce2">
            <text:p>0,00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.4000000000000003E-3" table:style-name="ce2">
            <text:p>0,0074</text:p>
          </table:table-cell>
          <table:table-cell office:value-type="float" office:value="1.4200000000000001E-2" table:style-name="ce2">
            <text:p>0,0142</text:p>
          </table:table-cell>
          <table:table-cell office:value-type="float" office:value="-6.08E-2" table:style-name="ce2">
            <text:p>-0,0608</text:p>
          </table:table-cell>
          <table:table-cell office:value-type="float" office:value="-4.2599999999999999E-2" table:style-name="ce2">
            <text:p>-0,042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5</text:p>
          </table:table-cell>
          <table:table-cell office:value-type="float" office:value="1.8800000000000001E-2" table:style-name="ce2">
            <text:p>0,0188</text:p>
          </table:table-cell>
          <table:table-cell office:value-type="float" office:value="5.1999999999999998E-3" table:style-name="ce2">
            <text:p>0,0052</text:p>
          </table:table-cell>
          <table:table-cell office:value-type="float" office:value="-5.8999999999999999E-3" table:style-name="ce2">
            <text:p>-0,0059</text:p>
          </table:table-cell>
          <table:table-cell office:value-type="float" office:value="0.16370000000000001" table:style-name="ce2">
            <text:p>0,1637</text:p>
          </table:table-cell>
          <table:table-cell office:value-type="float" office:value="2.5999999999999999E-3" table:style-name="ce2">
            <text:p>0,0026</text:p>
          </table:table-cell>
          <table:table-cell office:value-type="float" office:value="-8.7400000000000005E-2" table:style-name="ce2">
            <text:p>-0,0874</text:p>
          </table:table-cell>
          <table:table-cell office:value-type="float" office:value="2.4299999999999999E-2" table:style-name="ce2">
            <text:p>0,0243</text:p>
          </table:table-cell>
          <table:table-cell office:value-type="float" office:value="0.1111" table:style-name="ce2">
            <text:p>0,1111</text:p>
          </table:table-cell>
          <table:table-cell office:value-type="float" office:value="5.9299999999999999E-2" table:style-name="ce2">
            <text:p>0,0593</text:p>
          </table:table-cell>
          <table:table-cell office:value-type="float" office:value="-2.8400000000000002E-2" table:style-name="ce2">
            <text:p>-0,0284</text:p>
          </table:table-cell>
          <table:table-cell office:value-type="float" office:value="9.4999999999999998E-3" table:style-name="ce2">
            <text:p>0,0095</text:p>
          </table:table-cell>
          <table:table-cell office:value-type="float" office:value="-0.1082" table:style-name="ce2">
            <text:p>-0,1082</text:p>
          </table:table-cell>
          <table:table-cell office:value-type="float" office:value="7.4000000000000003E-3" table:style-name="ce2">
            <text:p>0,0074</text:p>
          </table:table-cell>
          <table:table-cell office:value-type="float" office:value="7.4000000000000003E-3" table:style-name="ce2">
            <text:p>0,0074</text:p>
          </table:table-cell>
          <table:table-cell office:value-type="float" office:value="1" table:style-name="ce2">
            <text:p>1</text:p>
          </table:table-cell>
          <table:table-cell office:value-type="float" office:value="-7.4999999999999997E-3" table:style-name="ce2">
            <text:p>-0,0075</text:p>
          </table:table-cell>
          <table:table-cell office:value-type="float" office:value="-1.44E-2" table:style-name="ce2">
            <text:p>-0,0144</text:p>
          </table:table-cell>
          <table:table-cell office:value-type="float" office:value="-1.67E-2" table:style-name="ce2">
            <text:p>-0,016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6</text:p>
          </table:table-cell>
          <table:table-cell office:value-type="float" office:value="3.8899999999999997E-2" table:style-name="ce2">
            <text:p>0,0389</text:p>
          </table:table-cell>
          <table:table-cell office:value-type="float" office:value="-7.2900000000000006E-2" table:style-name="ce2">
            <text:p>-0,0729</text:p>
          </table:table-cell>
          <table:table-cell office:value-type="float" office:value="-1.5299999999999999E-2" table:style-name="ce2">
            <text:p>-0,0153</text:p>
          </table:table-cell>
          <table:table-cell office:value-type="float" office:value="5.0099999999999999E-2" table:style-name="ce2">
            <text:p>0,0501</text:p>
          </table:table-cell>
          <table:table-cell office:value-type="float" office:value="-2.5000000000000001E-2" table:style-name="ce2">
            <text:p>-0,025</text:p>
          </table:table-cell>
          <table:table-cell office:value-type="float" office:value="-9.06E-2" table:style-name="ce2">
            <text:p>-0,0906</text:p>
          </table:table-cell>
          <table:table-cell office:value-type="float" office:value="-9.4999999999999998E-3" table:style-name="ce2">
            <text:p>-0,0095</text:p>
          </table:table-cell>
          <table:table-cell office:value-type="float" office:value="1.5900000000000001E-2" table:style-name="ce2">
            <text:p>0,0159</text:p>
          </table:table-cell>
          <table:table-cell office:value-type="float" office:value="4.4600000000000001E-2" table:style-name="ce2">
            <text:p>0,0446</text:p>
          </table:table-cell>
          <table:table-cell office:value-type="float" office:value="-3.3E-3" table:style-name="ce2">
            <text:p>-0,0033</text:p>
          </table:table-cell>
          <table:table-cell office:value-type="float" office:value="-1.32E-2" table:style-name="ce2">
            <text:p>-0,0132</text:p>
          </table:table-cell>
          <table:table-cell office:value-type="float" office:value="1.7500000000000002E-2" table:style-name="ce2">
            <text:p>0,0175</text:p>
          </table:table-cell>
          <table:table-cell office:value-type="float" office:value="1.4200000000000001E-2" table:style-name="ce2">
            <text:p>0,0142</text:p>
          </table:table-cell>
          <table:table-cell office:value-type="float" office:value="1.4200000000000001E-2" table:style-name="ce2">
            <text:p>0,0142</text:p>
          </table:table-cell>
          <table:table-cell office:value-type="float" office:value="-7.4999999999999997E-3" table:style-name="ce2">
            <text:p>-0,0075</text:p>
          </table:table-cell>
          <table:table-cell office:value-type="float" office:value="1" table:style-name="ce2">
            <text:p>1</text:p>
          </table:table-cell>
          <table:table-cell office:value-type="float" office:value="1.84E-2" table:style-name="ce2">
            <text:p>0,0184</text:p>
          </table:table-cell>
          <table:table-cell office:value-type="float" office:value="9.74E-2" table:style-name="ce2">
            <text:p>0,09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7</text:p>
          </table:table-cell>
          <table:table-cell office:value-type="float" office:value="4.3299999999999998E-2" table:style-name="ce2">
            <text:p>0,0433</text:p>
          </table:table-cell>
          <table:table-cell office:value-type="float" office:value="1.35E-2" table:style-name="ce2">
            <text:p>0,0135</text:p>
          </table:table-cell>
          <table:table-cell office:value-type="float" office:value="6.9999999999999999E-4" table:style-name="ce2">
            <text:p>0,0007</text:p>
          </table:table-cell>
          <table:table-cell office:value-type="float" office:value="5.1900000000000002E-2" table:style-name="ce2">
            <text:p>0,0519</text:p>
          </table:table-cell>
          <table:table-cell office:value-type="float" office:value="-2.9700000000000001E-2" table:style-name="ce2">
            <text:p>-0,0297</text:p>
          </table:table-cell>
          <table:table-cell office:value-type="float" office:value="-3.5999999999999999E-3" table:style-name="ce2">
            <text:p>-0,0036</text:p>
          </table:table-cell>
          <table:table-cell office:value-type="float" office:value="3.2000000000000002E-3" table:style-name="ce2">
            <text:p>0,0032</text:p>
          </table:table-cell>
          <table:table-cell office:value-type="float" office:value="1.0200000000000001E-2" table:style-name="ce2">
            <text:p>0,0102</text:p>
          </table:table-cell>
          <table:table-cell office:value-type="float" office:value="3.8600000000000002E-2" table:style-name="ce2">
            <text:p>0,0386</text:p>
          </table:table-cell>
          <table:table-cell office:value-type="float" office:value="-1.04E-2" table:style-name="ce2">
            <text:p>-0,0104</text:p>
          </table:table-cell>
          <table:table-cell office:value-type="float" office:value="-7.3300000000000004E-2" table:style-name="ce2">
            <text:p>-0,0733</text:p>
          </table:table-cell>
          <table:table-cell office:value-type="float" office:value="-2.5499999999999998E-2" table:style-name="ce2">
            <text:p>-0,0255</text:p>
          </table:table-cell>
          <table:table-cell office:value-type="float" office:value="-6.08E-2" table:style-name="ce2">
            <text:p>-0,0608</text:p>
          </table:table-cell>
          <table:table-cell office:value-type="float" office:value="-6.08E-2" table:style-name="ce2">
            <text:p>-0,0608</text:p>
          </table:table-cell>
          <table:table-cell office:value-type="float" office:value="-1.44E-2" table:style-name="ce2">
            <text:p>-0,0144</text:p>
          </table:table-cell>
          <table:table-cell office:value-type="float" office:value="1.84E-2" table:style-name="ce2">
            <text:p>0,0184</text:p>
          </table:table-cell>
          <table:table-cell office:value-type="float" office:value="1" table:style-name="ce2">
            <text:p>1</text:p>
          </table:table-cell>
          <table:table-cell office:value-type="float" office:value="1.18E-2" table:style-name="ce2">
            <text:p>0,011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ignal 18</text:p>
          </table:table-cell>
          <table:table-cell office:value-type="float" office:value="1.41E-2" table:style-name="ce2">
            <text:p>0,0141</text:p>
          </table:table-cell>
          <table:table-cell office:value-type="float" office:value="1.2800000000000001E-2" table:style-name="ce2">
            <text:p>0,0128</text:p>
          </table:table-cell>
          <table:table-cell office:value-type="float" office:value="2.1999999999999999E-2" table:style-name="ce2">
            <text:p>0,022</text:p>
          </table:table-cell>
          <table:table-cell office:value-type="float" office:value="2.7099999999999999E-2" table:style-name="ce2">
            <text:p>0,0271</text:p>
          </table:table-cell>
          <table:table-cell office:value-type="float" office:value="4.82E-2" table:style-name="ce2">
            <text:p>0,0482</text:p>
          </table:table-cell>
          <table:table-cell office:value-type="float" office:value="-6.7100000000000007E-2" table:style-name="ce2">
            <text:p>-0,0671</text:p>
          </table:table-cell>
          <table:table-cell office:value-type="float" office:value="2.47E-2" table:style-name="ce2">
            <text:p>0,0247</text:p>
          </table:table-cell>
          <table:table-cell office:value-type="float" office:value="5.6300000000000003E-2" table:style-name="ce2">
            <text:p>0,0563</text:p>
          </table:table-cell>
          <table:table-cell office:value-type="float" office:value="-2.0000000000000001E-4" table:style-name="ce2">
            <text:p>-0,0002</text:p>
          </table:table-cell>
          <table:table-cell office:value-type="float" office:value="3.09E-2" table:style-name="ce2">
            <text:p>0,0309</text:p>
          </table:table-cell>
          <table:table-cell office:value-type="float" office:value="-2.41E-2" table:style-name="ce2">
            <text:p>-0,0241</text:p>
          </table:table-cell>
          <table:table-cell office:value-type="float" office:value="-2.7900000000000001E-2" table:style-name="ce2">
            <text:p>-0,0279</text:p>
          </table:table-cell>
          <table:table-cell office:value-type="float" office:value="-4.2599999999999999E-2" table:style-name="ce2">
            <text:p>-0,0426</text:p>
          </table:table-cell>
          <table:table-cell office:value-type="float" office:value="-4.2599999999999999E-2" table:style-name="ce2">
            <text:p>-0,0426</text:p>
          </table:table-cell>
          <table:table-cell office:value-type="float" office:value="-1.67E-2" table:style-name="ce2">
            <text:p>-0,0167</text:p>
          </table:table-cell>
          <table:table-cell office:value-type="float" office:value="9.74E-2" table:style-name="ce2">
            <text:p>0,0974</text:p>
          </table:table-cell>
          <table:table-cell office:value-type="float" office:value="1.18E-2" table:style-name="ce2">
            <text:p>0,0118</text:p>
          </table:table-cell>
          <table:table-cell office:value-type="float" office:value="1" table:style-name="ce2">
            <text:p>1</text:p>
          </table:table-cell>
          <table:table-cell table:number-columns-repeated="16365"/>
        </table:table-row>
        <table:table-row table:number-rows-repeated="1048557" table:style-name="ro1">
          <table:table-cell table:number-columns-repeated="16384"/>
        </table:table-row>
      </table:table>
      <table:table table:name="List1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rrelation_matrix.A1:correlation_matrix.S19" table:name="correlation_matrix" table:display-filter-buttons="true" table:on-update-keep-size="false" table:on-update-keep-styles="true" table:refresh-delay="false">
          <table:database-source-sql table:database-name="Provider=Microsoft.Mashup.OleDb.1;Data Source=$Workbook$;Location=correlation_matrix;Extended Properties=&quot;&quot;" table:sql-statement="SELECT * FROM [correlation_matrix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Vlnas Martin</meta:initial-creator>
    <dc:creator>Vlnas Martin</dc:creator>
    <meta:creation-date>2024-06-30T16:57:51Z</meta:creation-date>
    <dc:date>2024-06-30T17:09:15Z</dc:date>
  </office:meta>
</office:document-meta>
</file>